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l">
      <style:text-properties style:font-name="Times New Roman" fo:font-size="12pt" style:font-size-asian="12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itre1">
      <style:text-properties fo:font-weight="bold" style:font-weight-asian="bold" style:font-weight-complex="bold"/>
    </style:style>
    <style:style style:name="P5" style:family="paragraph" style:parent-style-name="l">
      <style:text-properties style:use-window-font-color="true" fo:background-color="transparent"/>
    </style:style>
    <style:style style:name="T1" style:family="text">
      <style:text-properties style:use-window-font-color="true" fo:background-color="transparent"/>
    </style:style>
    <style:style style:name="T2" style:family="text">
      <style:text-properties style:use-window-font-color="true" fo:background-color="transparent" style:font-size-complex="12pt"/>
    </style:style>
    <style:style style:name="T3" style:family="text">
      <style:text-properties style:use-window-font-color="true" fo:background-color="transparent" style:font-size-complex="12pt"/>
    </style:style>
    <style:style style:name="T4" style:family="text">
      <style:text-properties style:use-window-font-color="true" fo:background-color="transparent" style:language-asian="fr" style:country-asian="FR"/>
    </style:style>
    <style:style style:name="T5" style:family="text">
      <style:text-properties style:use-window-font-color="true" fo:font-style="italic" fo:background-color="transparent" style:font-style-asian="italic" style:font-style-complex="italic"/>
    </style:style>
    <style:style style:name="T6" style:family="text">
      <style:text-properties style:use-window-font-color="true" style:font-size-complex="12pt"/>
    </style:style>
    <style:style style:name="T7" style:family="text">
      <style:text-properties fo:background-color="transparent"/>
    </style:style>
    <style:style style:name="T8" style:family="text">
      <style:text-properties fo:background-color="transparent"/>
    </style:style>
    <style:style style:name="T9" style:family="text">
      <style:text-properties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language-asian="fr" style:country-asian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frm</text:p>
      <text:p text:style-name="term">lieu : [premier lieu où se passe la narration]</text:p>
      <text:p text:style-name="term">lieu : [deuxième lieu, etc.]</text:p>
      <text:p text:style-name="term">personnage : [premier personnage, soit nom + fonction, soit nom, soit fonction (drapière, bourgeois, curé)]</text:p>
      <text:p text:style-name="term">personnage : [deuxième personnage, etc.]</text:p>
      <text:p text:style-name="P3">&lt;front&gt;</text:p>
      <text:p text:style-name="Standard"><text:span text:style-name="pb">[f. a1r]</text:span></text:p>
      <text:p text:style-name="front_5f_main">Le recueil des hystoires des repeus franches</text:p>
      <text:p text:style-name="figure">&lt;ATTimage&gt;</text:p>
      <text:p text:style-name="Standard"><text:span text:style-name="pb">[f. a1v]</text:span></text:p>
      <text:p text:style-name="P3">&lt;/front&gt;</text:p>
      <text:p text:style-name="P4">Le recueil <text:span text:style-name="T12">ꝛ </text:span><text:s/>hystoires des repeus frãche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<text:soft-page-break/>qui ont besoing des repeues franches</text:p>
      <text:p text:style-name="P1">et tous ceulx tant yuer queste</text:p>
      <text:p text:style-name="P1">qui en ont grande necessite</text:p>
      <text:p text:style-name="P1"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span text:style-name="pb">[f. a2r]</text:span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oft-page-break/><text:span text:style-name="pb">[f. a2v]</text:span></text:p>
      <text:p text:style-name="P1">fermement payant les despens</text:p>
      <text:p text:style-name="P1">et quarte de vin simplement</text:p>
      <text:p text:style-name="P1"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[f. a3r]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ꝛ <text:s/>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<text:soft-page-break/>Qui se actẽdẽt ont intẽciõ</text:p>
      <text:p text:style-name="P1">Que les repeues les vendrõt secourir</text:p>
      <text:p text:style-name="l">£</text:p>
      <text:p text:style-name="l"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2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Donnoyent ato<text:span text:style-name="T11">9</text:span> repeues oultre mesure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ꝛ <text:s/>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Prince pource que ne me puis tenir</text:p>
      <text:p text:style-name="l">Que de telz faitz ne face mencion</text:p>
      <text:p text:style-name="l">Puys q̃ a mõ tẽps les ay veu auenir</text:p>
      <text:p text:style-name="l"><text:span text:style-name="pb">[f. a3v]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Qui en a il est bien venu.</text:p>
      <text:p text:style-name="l">Qui nen a point len nen tient conte</text:p>
      <text:p text:style-name="l">Celluy qui en a est congneu</text:p>
      <text:p text:style-name="l">Et cil qui na rien vit a honte</text:p>
      <text:p text:style-name="l">Et qui paye len lessausse ꝛ <text:s/>monte</text:p>
      <text:p text:style-name="l">Iusques au tiers ciel pour en pester</text:p>
      <text:p text:style-name="l">Son honneur tout autre surmonte</text:p>
      <text:p text:style-name="l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<text:soft-page-break/>Pour congnoistre les fictions</text:p>
      <text:p text:style-name="P1">Qui se font souuent a paris</text:p>
      <text:p text:style-name="P1">Pour ce que chascun maintenoit</text:p>
      <text:p text:style-name="P1"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<text:span text:style-name="pc">« </text:span>aues vous a menger<text:span text:style-name="pc"> »</text:span></text:p>
      <text:p text:style-name="P1">Loste me respons <text:span text:style-name="pc">« </text:span>sy ay<text:span text:style-name="pc"> »</text:span> :</text:p>
      <text:p text:style-name="l"><text:span text:style-name="pb">[f. a4r]</text:span></text:p>
      <text:p text:style-name="P1">Lors luy priay pour abreger</text:p>
      <text:p text:style-name="P1"><text:span text:style-name="pc">« </text:span>Apportes le dont deuant moy<text:span text:style-name="pc"> »</text:span>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ꝛ <text:s/>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l"><text:soft-page-break/>Regardant lestat de ce lieu</text:p>
      <text:p text:style-name="l">Et quant ie leuz bien regardee</text:p>
      <text:p text:style-name="l">Tant plus la vois ꝛ <text:s/>mie<text:span text:style-name="typo_5f_orig">lu</text:span><text:span text:style-name="typo_5f_reg">ul</text:span>x magree</text:p>
      <text:p text:style-name="l">Ie vis la tant de mirelificques</text:p>
      <text:p text:style-name="l">Tant damecons ꝛ <text:s/>tant dafficques</text:p>
      <text:p text:style-name="l"><text:span text:style-name="pb">[f. a4v]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ꝛ <text:s/>bas ꝛ <text:s/>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ꝛ <text:s/>bas par bonnes conduictes</text:p>
      <text:p text:style-name="P1">De ceulx qui les ont attrappez</text:p>
      <text:p text:style-name="titre2">La repeue de villon<text:line-break/>et de ses compaignons</text:p>
      <text:p text:style-name="l">« Qui na or ny argent ne gaige</text:p>
      <text:p text:style-name="l">Comment peult il faire grant chiere</text:p>
      <text:p text:style-name="l">Il fault quil viue dauantaige</text:p>
      <text:p text:style-name="l">La facon est coustumiere</text:p>
      <text:p text:style-name="l">Saurion nous trouuer maniere</text:p>
      <text:p text:style-name="l">De tromper quelcun pour repaistre</text:p>
      <text:p text:style-name="l">Qui le fera sera son maistre »</text:p>
      <text:p text:style-name="l">Ainsi parloyent les compaignons</text:p>
      <text:p text:style-name="l"><text:span text:style-name="pb">[f. a5r]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<text:span text:style-name="pc">« </text:span>ne nous soucion</text:p>
      <text:p text:style-name="P1">Car auiourduy sans nul deffault</text:p>
      <text:p text:style-name="P1">Pain vin viande a grant foyson</text:p>
      <text:p text:style-name="P1"><text:soft-page-break/>Aurez auec du rost tout chault<text:span text:style-name="pc"> »</text:span></text:p>
      <text:p text:style-name="titre3">La maniere da/</text:p>
      <text:p text:style-name="titre3">uoir du poysson</text:p>
      <text:p text:style-name="l">(D) Adoncques il leur demanda</text:p>
      <text:p text:style-name="l">Quelz viandes vouloyent macher</text:p>
      <text:p text:style-name="l">Lun de bon poisson souhaita</text:p>
      <text:p text:style-name="l">lautre demanda de la cher</text:p>
      <text:p text:style-name="l">Maistre francoys ce bon archer</text:p>
      <text:p text:style-name="l">Leur dist « ne vous souciez</text:p>
      <text:p text:style-name="l">Il vous fault vos pourpoins lacher</text:p>
      <text:p text:style-name="l">Car nous aurons viandes assez »</text:p>
      <text:p text:style-name="l">£</text:p>
      <text:p text:style-name="l">Lors partit de ses compaignons</text:p>
      <text:p text:style-name="l">Et vint a la poissonnerie</text:p>
      <text:p text:style-name="l">Et les laissa de la les pons</text:p>
      <text:p text:style-name="l">Quasi plains de merencolie</text:p>
      <text:p text:style-name="l">Il marchanda a cherette</text:p>
      <text:p text:style-name="l">Vng panier tout plain de poisson</text:p>
      <text:p text:style-name="l">Et sembloit ie vous certifie.</text:p>
      <text:p text:style-name="l">Quil fust homme de frant facon</text:p>
      <text:p text:style-name="l">£</text:p>
      <text:p text:style-name="l">Maistre francoys fut diligent</text:p>
      <text:p text:style-name="l">Dachetter non pas de payer</text:p>
      <text:p text:style-name="l">Et dist quil bailleroit largent</text:p>
      <text:p text:style-name="l">Tout comptant au porte panier</text:p>
      <text:p text:style-name="l">Ilz partent sans plus plaidier</text:p>
      <text:p text:style-name="l">Et passerent par nostre dame</text:p>
      <text:p text:style-name="l">La ou il vit le penancier</text:p>
      <text:p text:style-name="l">Qui confessoit ou homme ou femme</text:p>
      <text:p text:style-name="l">£</text:p>
      <text:p text:style-name="l">Quant il le vit a peu de plet</text:p>
      <text:p text:style-name="l">Il luy dist « monseigneur ie vous prie</text:p>
      <text:p text:style-name="l"><text:span text:style-name="pb">[f. a5v]</text:span></text:p>
      <text:p text:style-name="l">Que vous despechez sil vous plaist</text:p>
      <text:p text:style-name="l">Mon nepueu car ie vous affie</text:p>
      <text:p text:style-name="l">Quil est en si grant reuerie</text:p>
      <text:p text:style-name="l">vers dieu il est fort negligent</text:p>
      <text:p text:style-name="l">Il est en telle meroncolie</text:p>
      <text:p text:style-name="l">Quil ne parle riens que dargent »</text:p>
      <text:p text:style-name="l">£</text:p>
      <text:p text:style-name="l">« vrayement (se dist le penancier)</text:p>
      <text:p text:style-name="l">Tresvoulentiers on le fera »</text:p>
      <text:p text:style-name="l">Maistre francoys print le panier</text:p>
      <text:p text:style-name="l">Et dist « mon amy venes ca</text:p>
      <text:p text:style-name="l">vela qui vous despechera</text:p>
      <text:p text:style-name="l">Incontinent quil aura fait »</text:p>
      <text:p text:style-name="l">Adonc maistre francoys sen va</text:p>
      <text:p text:style-name="l">A tout le panier en effect</text:p>
      <text:p text:style-name="l">£</text:p>
      <text:p text:style-name="l">Quant le penancier eust parfait</text:p>
      <text:p text:style-name="l">De confesser la creature</text:p>
      <text:p text:style-name="l"><text:soft-page-break/>Saigne denier par dit et fait</text:p>
      <text:p text:style-name="l">Acourut vers luy bonne aleure</text:p>
      <text:p text:style-name="l">Disant « monseigneur ie vous asseure</text:p>
      <text:p text:style-name="l">Sil vous plaisoit prendre loysir</text:p>
      <text:p text:style-name="l">De me despecher a ceste heure</text:p>
      <text:p text:style-name="l">vous me feries grant plaisir »</text:p>
      <text:p text:style-name="l">£</text:p>
      <text:p text:style-name="l">« Je le vueil bien en verite</text:p>
      <text:p text:style-name="l">Dist le penancier par ma foy</text:p>
      <text:p text:style-name="l">Or dictes benedicite</text:p>
      <text:p text:style-name="l">Et puis ie vous confesseray</text:p>
      <text:p text:style-name="l">et en apres vous assouldray</text:p>
      <text:p text:style-name="l">Ainsi comme ie le doy faire</text:p>
      <text:p text:style-name="l">Puis penitance vous bauldray</text:p>
      <text:p text:style-name="l">Qui vous sera bien necessaire »</text:p>
      <text:p text:style-name="l">£</text:p>
      <text:p text:style-name="l">« Quel confesser dist le poure homme</text:p>
      <text:p text:style-name="l">Fus ie pas a pasques absoulz</text:p>
      <text:p text:style-name="l">que bon gre saint pierre de romme</text:p>
      <text:p text:style-name="l">Je demande cinquante soubz</text:p>
      <text:p text:style-name="l"><text:span text:style-name="pb">[f. a6r]</text:span></text:p>
      <text:p text:style-name="l">Quelle si a qui sommes nous</text:p>
      <text:p text:style-name="l">Ma maistresse et bien arriuee</text:p>
      <text:p text:style-name="l">A coup a coup despesches vous</text:p>
      <text:p text:style-name="l">Payes mon panier de maree »</text:p>
      <text:p text:style-name="l">£</text:p>
      <text:p text:style-name="l">« Ha mon amy ce nest pas ieu</text:p>
      <text:p text:style-name="l">Dist le penancier seurement</text:p>
      <text:p text:style-name="l">Il vous fault bien penser a dieu</text:p>
      <text:p text:style-name="l">Et le supplier humblement</text:p>
      <text:p text:style-name="l">Que bon gre en ait mon serment</text:p>
      <text:p text:style-name="l">Dist cest homme sans contredit</text:p>
      <text:p text:style-name="l">Despeches moy legierement</text:p>
      <text:p text:style-name="l">Ainsi que se seigneur a dit »</text:p>
      <text:p text:style-name="l">£</text:p>
      <text:p text:style-name="l">Adonc le penancier vit bien</text:p>
      <text:p text:style-name="l">Quil y eut quelque tromperie</text:p>
      <text:p text:style-name="l">Quant il entendit le moyen</text:p>
      <text:p text:style-name="l">Il congneut bien la ioncherie</text:p>
      <text:p text:style-name="l">Le poure homme ie vous affie</text:p>
      <text:p text:style-name="l">Ne prisa pas bien la facon</text:p>
      <text:p text:style-name="l">Car il neust ie vous sertiffie</text:p>
      <text:p text:style-name="l">Or ne argent de son poisson</text:p>
      <text:p text:style-name="l">£</text:p>
      <text:p text:style-name="l">Maistre francoys par son blason</text:p>
      <text:p text:style-name="l">Trouua la facon et maniere</text:p>
      <text:p text:style-name="l">Dauoir maree grant foison</text:p>
      <text:p text:style-name="l">Pour gaudir et faire grant chiere</text:p>
      <text:p text:style-name="l">Cestoit la mere nourrissiere</text:p>
      <text:p text:style-name="l">De ceulx qui nauoient point dargent</text:p>
      <text:p text:style-name="l">A tromper deuant et derriere</text:p>
      <text:p text:style-name="l">Estoit vng homme diligent</text:p>
      <text:p text:style-name="l"><text:soft-page-break/>£</text:p>
      <text:p text:style-name="titre3">La maniere dauoir des trippes pour<text:line-break/>disner</text:p>
      <text:p text:style-name="l">Que fist il a bien peu de plet</text:p>
      <text:p text:style-name="l">Sauisa de grant ioncherie</text:p>
      <text:p text:style-name="l">Et fist lauer le cul bien net</text:p>
      <text:p text:style-name="l">A vng gallant ie vous affie</text:p>
      <text:p text:style-name="l"><text:span text:style-name="pb">[f. a6v]</text:span></text:p>
      <text:p text:style-name="l">Disant « il conuient quon espie</text:p>
      <text:p text:style-name="l">Quant seray deuant la tripiere</text:p>
      <text:p text:style-name="l">Monstre ton cul par raillerie</text:p>
      <text:p text:style-name="l">Puis apres nous ferons grand chiere »</text:p>
      <text:p text:style-name="l">£</text:p>
      <text:p text:style-name="l">Le compaignon point ne faillit</text:p>
      <text:p text:style-name="l">Foy que doy saint remy de rains</text:p>
      <text:p text:style-name="l">A petit pont vint par compas</text:p>
      <text:p text:style-name="l">Son cul descouuert iusques aux rains</text:p>
      <text:p text:style-name="l">Quant maistre francoys vist le train</text:p>
      <text:p text:style-name="l">Dieu scet si fist piteuses lippes</text:p>
      <text:p text:style-name="l">Car il tenoit entre ses mains</text:p>
      <text:p text:style-name="l">Du foye du poummon et des tripes</text:p>
      <text:p text:style-name="l">£</text:p>
      <text:p text:style-name="l">Comme sil fust plain de despit</text:p>
      <text:p text:style-name="l">Et courrouce amerement</text:p>
      <text:p text:style-name="l">Il haussa la main vng petit</text:p>
      <text:p text:style-name="l">Et le frappa bien rudement</text:p>
      <text:p text:style-name="l">Des trippes par le fondement</text:p>
      <text:p text:style-name="l">Puis sans faire plus long caquet</text:p>
      <text:p text:style-name="l">Les voulut tout incontinent</text:p>
      <text:p text:style-name="l">Remettre dedens le baquet</text:p>
      <text:p text:style-name="l">£</text:p>
      <text:p text:style-name="l">La tripiere fut fort courroucee</text:p>
      <text:p text:style-name="l">Et ne les voulut pas reprendre</text:p>
      <text:p text:style-name="l">Maistre francoys sans demouree</text:p>
      <text:p text:style-name="l">Sen alla sans compte luy rẽdre</text:p>
      <text:p text:style-name="l">Par ainsi vous pouez entendre</text:p>
      <text:p text:style-name="l">Quilz eurent tripes et maree</text:p>
      <text:p text:style-name="l">Mais apres fault du pain tendre</text:p>
      <text:p text:style-name="l">Pour ce disner de grant facon</text:p>
      <text:p text:style-name="l">£</text:p>
      <text:p text:style-name="titre3">La maniere dauoir du pain</text:p>
      <text:p text:style-name="l">£</text:p>
      <text:p text:style-name="l">Il sen vint chez vng boullenger.</text:p>
      <text:p text:style-name="l">Affin de mieulx fournir son train</text:p>
      <text:p text:style-name="l">Contre faisant de lescuyer</text:p>
      <text:p text:style-name="l">Affin de mieulx fornir son train</text:p>
      <text:p text:style-name="l">[f. b.1r]</text:p>
      <text:p text:style-name="l">Cy pris cy mys on chapellast</text:p>
      <text:p text:style-name="l">Cinq ou six douzaines de pain</text:p>
      <text:p text:style-name="l">Et que bien tost on le hatast</text:p>
      <text:p text:style-name="l">£</text:p>
      <text:p text:style-name="l"><text:soft-page-break/>Quant la moytie fut chapelle</text:p>
      <text:p text:style-name="l">En vne hoste le fist mettre</text:p>
      <text:p text:style-name="l">Cõme cil fut de pres haste</text:p>
      <text:p text:style-name="l">Il pria et requist au maistre</text:p>
      <text:p text:style-name="l">Quaucun se voulsist entremettre</text:p>
      <text:p text:style-name="l">Dapporter apres luy courant</text:p>
      <text:p text:style-name="l">Le pain chappelle en son estre</text:p>
      <text:p text:style-name="l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l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Apres quil fut fourny de viures</text:p>
      <text:p text:style-name="l">Il fault bien auoir le memoyre</text:p>
      <text:p text:style-name="l">Que silz voulaient se iour estre yures</text:p>
      <text:p text:style-name="l">Il faillot quilz eussent a boyre</text:p>
      <text:p text:style-name="l">Maistre frãcoys deues croire</text:p>
      <text:p text:style-name="l">Emprunta deux grans bros de boys</text:p>
      <text:p text:style-name="l"><text:span text:style-name="pb">[f. b1v]</text:span></text:p>
      <text:p text:style-name="l">Disãt quil estoit necessaire</text:p>
      <text:p text:style-name="l">Dauoir du vin par ambagois</text:p>
      <text:p text:style-name="l">Lun fist emplir de belle caue clere</text:p>
      <text:p text:style-name="l">Et vint ala pomme de pin</text:p>
      <text:p text:style-name="l">A tous ses deux bros sans renchere</text:p>
      <text:p text:style-name="l">Demãdant sil auoit bon vin</text:p>
      <text:p text:style-name="l">Et quon luy emplit du plus fin</text:p>
      <text:p text:style-name="l">Mais quil fust blanc ꝛ <text:s/>amoureux</text:p>
      <text:p text:style-name="l">On luy emplit pour faire fin</text:p>
      <text:p text:style-name="l">Dun tresbon vin blanc de baigneux</text:p>
      <text:p text:style-name="l">Maistre francoys print les deux brocz</text:p>
      <text:p text:style-name="l">Lun empres lautre les bouta</text:p>
      <text:p text:style-name="l">Incontinent ꝑ bon propos</text:p>
      <text:p text:style-name="l">Sans se haster il demāda</text:p>
      <text:p text:style-name="l">Au varlet « quel vin esse la »</text:p>
      <text:p text:style-name="l">Il luy dist du vin de baigneux</text:p>
      <text:p text:style-name="l"><text:soft-page-break/>« Ostez ostez ostez cella</text:p>
      <text:p text:style-name="l">Car ꝑ mafoy point ie nen veux »</text:p>
      <text:p text:style-name="l">« Quesse cy estes vo<text:span text:style-name="T11">9</text:span> beiaune</text:p>
      <text:p text:style-name="l">Uuidez moy mõ broc vitement</text:p>
      <text:p text:style-name="l">Ie demãde du vin de beaune</text:p>
      <text:p text:style-name="l">Qui soit bon ꝛ <text:s/>non autrement »</text:p>
      <text:p text:style-name="l">Et en parlãt subtillement</text:p>
      <text:p text:style-name="l">Le broc qui estoit de au plain</text:p>
      <text:p text:style-name="l">Luy chãgea a pur ꝛ <text:s/>a plain</text:p>
      <text:p text:style-name="l">(C) Par ce point ilz eurent du vin</text:p>
      <text:p text:style-name="l">Par fine force de tromper</text:p>
      <text:p text:style-name="l">Sans aller parler au devin</text:p>
      <text:p text:style-name="l">Ilz repeurent per ou nomper</text:p>
      <text:p text:style-name="l">Mais le beau ieu fut au souper</text:p>
      <text:p text:style-name="l">Car maistre francoys a bref mot</text:p>
      <text:p text:style-name="l">Leur dist « ie me vueil occuper</text:p>
      <text:p text:style-name="l">Que nous mẽgerõs ẽnuyt du rost »</text:p>
      <text:p text:style-name="titre3">(C) La maniere dauoir du rost</text:p>
      <text:p text:style-name="l">Il fut appointe quil yroit</text:p>
      <text:p text:style-name="l">Deuant lestal dun rotisseur</text:p>
      <text:p text:style-name="l">Et de la chair marchanderoit</text:p>
      <text:p text:style-name="l">Contrefaisãt du gaudisseur</text:p>
      <text:p text:style-name="l">Et pour trouuer moyen meilleur</text:p>
      <text:p text:style-name="l">Faignant que point on ne se ioue</text:p>
      <text:p text:style-name="l"><text:span text:style-name="pb">[f. b2r]</text:span></text:p>
      <text:p text:style-name="l">Il viẽdroit vng entrepreneur</text:p>
      <text:p text:style-name="l">Qui luy bailleroit sur la ioue</text:p>
      <text:p text:style-name="l">(C) Il vint a la rotisserie</text:p>
      <text:p text:style-name="l">Et marchãda de la viande</text:p>
      <text:p text:style-name="l">Lautre vint de chiere marrie</text:p>
      <text:p text:style-name="l">« Quesse que ce paillart demãde »</text:p>
      <text:p text:style-name="l">Luy baillãt vne buffe grande</text:p>
      <text:p text:style-name="l">En luy dissãt mainte reproche</text:p>
      <text:p text:style-name="l">Quãt il vit quil eut ceste offrande</text:p>
      <text:p text:style-name="l">Empoigna de rost plaine broche</text:p>
      <text:p text:style-name="l">(C) Celluy qui bailla le soufflet</text:p>
      <text:p text:style-name="l">Fuit biẽ tost a mos expres</text:p>
      <text:p text:style-name="l">Maitre frãcoys sans plus deplet</text:p>
      <text:p text:style-name="l">A tout son rost courant apres</text:p>
      <text:p text:style-name="l">Ainsi sans faire long proces</text:p>
      <text:p text:style-name="l">Ilz repeureut de cueur de uot</text:p>
      <text:p text:style-name="l">Et eurent ꝑ leur grant exces</text:p>
      <text:p text:style-name="l">Pain vin chex poisson ꝛ <text:s/>rost</text:p>
      <text:p text:style-name="l">(C) Et pour la premiere repeue</text:p>
      <text:p text:style-name="l">Dont apres sera mencion</text:p>
      <text:p text:style-name="l">Bien digne destre ramẽtue</text:p>
      <text:p text:style-name="l">Et mise en reuelation</text:p>
      <text:p text:style-name="l">Et pourtãt soubz corretion</text:p>
      <text:p text:style-name="l">Affin que len parle encore</text:p>
      <text:p text:style-name="l">Comme nouuelle invẽcion</text:p>
      <text:p text:style-name="l">Redigee sera pour mem<text:span text:style-name="typo_5f_reg">o</text:span>ire</text:p>
      <text:p text:style-name="l"><text:soft-page-break/>(C) Or aduint de coup dauẽture</text:p>
      <text:p text:style-name="l">Que les suppoz deuãt nommez</text:p>
      <text:p text:style-name="l">Ne serchoit riens par droictu<text:span text:style-name="typo_5f_reg">r</text:span>e</text:p>
      <text:p text:style-name="l">Que gens en richesse renõmez</text:p>
      <text:p text:style-name="l">Ung iour quilz estoient affames</text:p>
      <text:p text:style-name="l">En la porte dun bon logis</text:p>
      <text:p text:style-name="l">virent entrer sãs estre armez</text:p>
      <text:p text:style-name="l">Ambassadeurs de long pays</text:p>
      <text:p text:style-name="l">(C) Si pẽserent entre eulx commẽt</text:p>
      <text:p text:style-name="l">Ilz pourroient leure repaistre</text:p>
      <text:p text:style-name="l">Et selon entendemẽt</text:p>
      <text:p text:style-name="l">Lun diceulx saprocha du maitre</text:p>
      <text:p text:style-name="l"><text:span text:style-name="pb">[f. b2v]</text:span></text:p>
      <text:p text:style-name="l">Dostel ꝛ <text:s/>si fist a congnoistre</text:p>
      <text:p text:style-name="l">Disãt qui luy enseigneroit</text:p>
      <text:p text:style-name="l">Le hault le bas marche pour estre</text:p>
      <text:p text:style-name="l">Par luy ↄduyt si luy plaisoyt</text:p>
      <text:p text:style-name="l">£</text:p>
      <text:p text:style-name="l">Je croy biẽ q̃ mõseigneur le maistre</text:p>
      <text:p text:style-name="l">Qui du bas mestier estoit tendre</text:p>
      <text:p text:style-name="l">Fist se gallãt tresbiẽ repaistre</text:p>
      <text:p text:style-name="l">Et luy ↄmãda charge prendre</text:p>
      <text:p text:style-name="l">De la cuisine ꝛ <text:s/>dy entendre</text:p>
      <text:p text:style-name="l">Tant que leur train de partira</text:p>
      <text:p text:style-name="l">Et biẽ le payer sans attẽdre</text:p>
      <text:p text:style-name="l">A son gre quant il sen yra</text:p>
      <text:p text:style-name="l">£</text:p>
      <text:p text:style-name="l">Lors sen vint ses ↄpaignons</text:p>
      <text:p text:style-name="l">Dire « nostre estre paye</text:p>
      <text:p text:style-name="l">Je suis ia lun des grans mignons</text:p>
      <text:p text:style-name="l">De leans ꝛ <text:s/>myeulx auoye</text:p>
      <text:p text:style-name="l">Car le maistre ma enuoye</text:p>
      <text:p text:style-name="l">Par la ville pour sen sortir</text:p>
      <text:p text:style-name="l">Mais se mon sens nest desuoye</text:p>
      <text:p text:style-name="l">Bien bref sen fera repentir »</text:p>
      <text:p text:style-name="l">« Ua luy dyrent ses ↄpaignons</text:p>
      <text:p text:style-name="l">Et esguise tout ton engin</text:p>
      <text:p text:style-name="l">A nous rechauffer les reignõs</text:p>
      <text:p text:style-name="l">Et nous faitz boire de bon vin</text:p>
      <text:p text:style-name="l">Passe to<text:span text:style-name="T11">9</text:span> les sens patelin</text:p>
      <text:p text:style-name="l">De villon ꝛ <text:s/>pauque dẽ nayre</text:p>
      <text:p text:style-name="l">Car se venir peux en la fĩ</text:p>
      <text:p text:style-name="l">Passe seras maistre ordinaire »</text:p>
      <text:p text:style-name="l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l">Il entendoit son cõtrepoint</text:p>
      <text:p text:style-name="l"><text:soft-page-break/><text:span text:style-name="pb">[f. b3r]</text:span></text:p>
      <text:p text:style-name="l">Le principal embassadeur</text:p>
      <text:p text:style-name="l">Aymoit vng peu le bas mestier</text:p>
      <text:p text:style-name="l"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l">A son iolis commandement</text:p>
      <text:p text:style-name="l">£</text:p>
      <text:p text:style-name="l">Le gallant fut entretenu</text:p>
      <text:p text:style-name="l">Par ce seigneur venu nouueau</text:p>
      <text:p text:style-name="l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l">Qui fut esleu sans nul appeau</text:p>
      <text:p text:style-name="l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l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l">Qui tient malades en commande</text:p>
      <text:p text:style-name="l">£</text:p>
      <text:p text:style-name="l">Tous les seigneurs le regarderent</text:p>
      <text:p text:style-name="l"><text:span text:style-name="pb">[f. b3v]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<text:soft-page-break/>Soustenant par finie achoison</text:p>
      <text:p text:style-name="l">Quil se douloit du coste destre</text:p>
      <text:p text:style-name="l">£</text:p>
      <text:p text:style-name="l"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Qui fault pour vng qui veult mourir</text:p>
      <text:p text:style-name="l">£</text:p>
      <text:p text:style-name="l">Quant les seigneurs veirent le prestre</text:p>
      <text:p text:style-name="l">Auec les sacremens venir</text:p>
      <text:p text:style-name="l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l">La finesse le prestre le teue</text:p>
      <text:p text:style-name="l"><text:span text:style-name="pb">[f. b4r]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Ung lymosin vint a paris</text:p>
      <text:p text:style-name="l">Pour aucun proces quil auoit</text:p>
      <text:p text:style-name="l">Quant il partit de son pays</text:p>
      <text:p text:style-name="l">Pas gramment dargent il nauoit</text:p>
      <text:p text:style-name="l">Et toutesfoys il entendoit</text:p>
      <text:p text:style-name="l">Son fait et auoit souuenance</text:p>
      <text:p text:style-name="l">Que son cas mal se porteroit</text:p>
      <text:p text:style-name="l">Sil nauoit vne repeue franche</text:p>
      <text:p text:style-name="l">£</text:p>
      <text:p text:style-name="l">Le lymosin cest chose vraye</text:p>
      <text:p text:style-name="l">Qui nauoit vaillant vng patac</text:p>
      <text:p text:style-name="l">Sappeloit mõseigeur de combraye</text:p>
      <text:p text:style-name="l">Sans quon le suyuist a son trac</text:p>
      <text:p text:style-name="l">Plus ruse estoit que patac</text:p>
      <text:p text:style-name="l">Et affame comme vng vieil loup</text:p>
      <text:p text:style-name="l">Avec monseigneur de pennesac</text:p>
      <text:p text:style-name="l">Et le seigneur de lameson</text:p>
      <text:p text:style-name="l">£</text:p>
      <text:p text:style-name="l">Ses troys seigneurs sentretrouuerent</text:p>
      <text:p text:style-name="l"><text:soft-page-break/>Car ilz estoient tout dun quartier</text:p>
      <text:p text:style-name="l">Et dieu scait silz se saluerent</text:p>
      <text:p text:style-name="l">Ainsi quil en estoit mestier</text:p>
      <text:p text:style-name="l">Toutesfoys ce bon escuier</text:p>
      <text:p text:style-name="l">De combraye propos final</text:p>
      <text:p text:style-name="l">Fut esleu leur grant conseiller</text:p>
      <text:p text:style-name="l">Et le gouuerneur principal</text:p>
      <text:p text:style-name="l">£</text:p>
      <text:p text:style-name="l">Ilz conclurent pour le meilleur</text:p>
      <text:p text:style-name="l">Que ce bon notable seigneur</text:p>
      <text:p text:style-name="l">yroit veoir sil pourroit trouuer</text:p>
      <text:p text:style-name="l"><text:span text:style-name="pb">[f. b4v]</text:span></text:p>
      <text:p text:style-name="l">quelque bon lieu pour se logier</text:p>
      <text:p text:style-name="l">et scelon ce quil trouueroit</text:p>
      <text:p text:style-name="l">aux autres le racompteroit</text:p>
      <text:p text:style-name="l">Or aduint que enuiron mydy</text:p>
      <text:p text:style-name="l">Il estoit de fain estourdy</text:p>
      <text:p text:style-name="l">Sen vint en vne hostellerie</text:p>
      <text:p text:style-name="l">En la rue de la mortellerie</text:p>
      <text:p text:style-name="l">ou peut lenseigne du pestel</text:p>
      <text:p text:style-name="l">a bon logis et bon hostel</text:p>
      <text:p text:style-name="l">demandant son a que repaistre</text:p>
      <text:p text:style-name="l">« Ouy vrayement se dist le maistre</text:p>
      <text:p text:style-name="l">Ne soyes de rien en soucy</text:p>
      <text:p text:style-name="l">Car vous serez tresbien seruy</text:p>
      <text:p text:style-name="l">« De pain de vin et de viande »</text:p>
      <text:p text:style-name="l">Pas grant chose ie ne demande</text:p>
      <text:p text:style-name="l">Dist le bon seigneur de combraye</text:p>
      <text:p text:style-name="l">Il ny a gueres que iauoye</text:p>
      <text:p text:style-name="l">Desiune mais toutesfoys</text:p>
      <text:p text:style-name="l">Si ay ie disne maintesfoys</text:p>
      <text:p text:style-name="l">Que nauoye pas tel appetit »</text:p>
      <text:p text:style-name="l">Le seigneur menga vng petit</text:p>
      <text:p text:style-name="l">Car il nauoit gueres dargent</text:p>
      <text:p text:style-name="l">Commandant Quon fust diligent</text:p>
      <text:p text:style-name="l">Dauoir quelque chose de bon</text:p>
      <text:p text:style-name="l">Pour son souper vng gras chapon</text:p>
      <text:p text:style-name="l">Car il pensoit bien que se soyr</text:p>
      <text:p text:style-name="l">Il deuoit auec luy soupper</text:p>
      <text:p text:style-name="l">Des gentilz hommes de la court</text:p>
      <text:p text:style-name="l">Lostesse fut bien a son gourt</text:p>
      <text:p text:style-name="l">Car quant vint a compter lescot</text:p>
      <text:p text:style-name="l">Le seigneur ne dit oncques mot</text:p>
      <text:p text:style-name="l">Mais tout ce quelle demande</text:p>
      <text:p text:style-name="l">Le gentil homme luy bailla</text:p>
      <text:p text:style-name="l">Disant « vous comptez par raison »</text:p>
      <text:p text:style-name="l">Boutant son sac soubz son esselle</text:p>
      <text:p text:style-name="l">Et vint racompter la nouuelle</text:p>
      <text:p text:style-name="l"><text:span text:style-name="pb">[f. b5r]</text:span></text:p>
      <text:p text:style-name="l">A ses compaignons ꝛ <text:s/>comment</text:p>
      <text:p text:style-name="l">Il failloit faire sagement</text:p>
      <text:p text:style-name="l">Et fut dit a peu de ꝑolles</text:p>
      <text:p text:style-name="l"><text:soft-page-break/>Pour euiter grans monopoles</text:p>
      <text:p text:style-name="l">Que le seigneur de penneesac</text:p>
      <text:p text:style-name="l">yroit deuãt louer lestat</text:p>
      <text:p text:style-name="l">Et blasonner la suffisance</text:p>
      <text:p text:style-name="l">De ce seigneur car sã doubtãce</text:p>
      <text:p text:style-name="l">La chose le valloit tresbien</text:p>
      <text:p text:style-name="l">Et pour trouuer meilleur moyen</text:p>
      <text:p text:style-name="l">Il merroit a sa ↄpaignie</text:p>
      <text:p text:style-name="l">La meson il ne faillit mye</text:p>
      <text:p text:style-name="l">Et vĩt demander a lostesse</text:p>
      <text:p text:style-name="l">Son seigneur rempli de noblesse</text:p>
      <text:p text:style-name="l">Estoit loge en la maison</text:p>
      <text:p text:style-name="l">Lostesse respõdit que nom</text:p>
      <text:p text:style-name="l">Et que vrayement il ny auoyt</text:p>
      <text:p text:style-name="l">Qun limosin lequel debuoit</text:p>
      <text:p text:style-name="l">Uenir souper au soir leans</text:p>
      <text:p text:style-name="l">« A (dist il) dame de ceans</text:p>
      <text:p text:style-name="l">Cest celluy q̃ no<text:span text:style-name="T11">9</text:span> demandon</text:p>
      <text:p text:style-name="l">Par mafoy cest ce grant baron</text:p>
      <text:p text:style-name="l">Qui est arriue au matin »</text:p>
      <text:p text:style-name="l">« Ie nẽtens point vostre latin</text:p>
      <text:p text:style-name="l">(Dist lostesse) vo<text:span text:style-name="T11">9</text:span> ꝑlez mal</text:p>
      <text:p text:style-name="l">Il na ne iument ne cheual</text:p>
      <text:p text:style-name="l">Et va a pie ꝑfaulte dasne »</text:p>
      <text:p text:style-name="l">Lors pennessac respondit « dame</text:p>
      <text:p text:style-name="l">Il vient icy pour vng proces</text:p>
      <text:p text:style-name="l">Et est appellãt de lexces</text:p>
      <text:p text:style-name="l">Quon luy a fait en lymosin</text:p>
      <text:p text:style-name="l">Et va ainsi de pie affin</text:p>
      <text:p text:style-name="l">Que son proces soit plus tost fait »</text:p>
      <text:p text:style-name="l">Lostesse le creut en effet</text:p>
      <text:p text:style-name="l">£</text:p>
      <text:p text:style-name="l">Alors le seigneur de combraye</text:p>
      <text:p text:style-name="l">Arriua ꝛ <text:s/>dieu scet quel ioye</text:p>
      <text:p text:style-name="l">Ses deux autres seigneurs luy firent</text:p>
      <text:p text:style-name="l"><text:span text:style-name="pb">[f. b5v]</text:span></text:p>
      <text:p text:style-name="l">Et le genoul en bas tendirẽt</text:p>
      <text:p text:style-name="l">Aussi tost comme il fut venu</text:p>
      <text:p text:style-name="l">Et ꝑ ce point il fut congneu</text:p>
      <text:p text:style-name="l">Quil estoit seigneur hõnorable</text:p>
      <text:p text:style-name="l">Ce bon seigneur se sist a table</text:p>
      <text:p text:style-name="l">En tenãt bonne grauite</text:p>
      <text:p text:style-name="l">vis avis de lautre coste</text:p>
      <text:p text:style-name="l">Sassist le seigneur de lostel</text:p>
      <text:p text:style-name="l">Et eurent du vin dieu scait quel</text:p>
      <text:p text:style-name="l">Il ne le fault point demander</text:p>
      <text:p text:style-name="l">Quãt ce vint a lescot compter</text:p>
      <text:p text:style-name="l">Lostesse asses hault comptoit</text:p>
      <text:p text:style-name="l">Mais au seigneur il nen chaloit</text:p>
      <text:p text:style-name="l">Faignant qu<text:span text:style-name="typo_5f_reg">i</text:span>l fut tout plaint dargent</text:p>
      <text:p text:style-name="l">Lors il dist quon sust diligent</text:p>
      <text:p text:style-name="l">De pẽser de faire les lis</text:p>
      <text:p text:style-name="l"><text:soft-page-break/>Car il vouloit en ce logis</text:p>
      <text:p text:style-name="l">coucher / puis apres par expres</text:p>
      <text:p text:style-name="l">Il print son sac a ces proces</text:p>
      <text:p text:style-name="l">Et le bailla leans en garde</text:p>
      <text:p text:style-name="l">En disant « quon le contregardast</text:p>
      <text:p text:style-name="l">Se de largent voulez auoir.</text:p>
      <text:p text:style-name="l">Il ne fault que demander »</text:p>
      <text:p text:style-name="l">Lostesse ne fut pas ingrate</text:p>
      <text:p text:style-name="l">En disant « ie nen ay pas haste</text:p>
      <text:p text:style-name="l">Nespargnes riens qui soit ceans »</text:p>
      <text:p text:style-name="l">Ses seigneurs coucherent leans</text:p>
      <text:p text:style-name="l">Lespace de cinq ou de six moys</text:p>
      <text:p text:style-name="l">Sans payer argent toutesfoys</text:p>
      <text:p text:style-name="l">Nonobstant ce quil demandoit</text:p>
      <text:p text:style-name="l">A son hostesse selle voloit</text:p>
      <text:p text:style-name="l">auoir de largent bien souuent</text:p>
      <text:p text:style-name="l">Mais il nestoit point bien content</text:p>
      <text:p text:style-name="l">De me<text:span text:style-name="typo_5f_orig">e</text:span><text:span text:style-name="typo_5f_reg">t</text:span>tre souuent main a bource</text:p>
      <text:p text:style-name="l">Lostesse nestoit point rebource</text:p>
      <text:p text:style-name="l">Et dist « ne vo<text:span text:style-name="T11">9</text:span> en soucies</text:p>
      <text:p text:style-name="l">Dieu mercy iay argent asses</text:p>
      <text:p text:style-name="l">A vostre bon commandement »</text:p>
      <text:p text:style-name="l"><text:span text:style-name="pb">[f. b6r]</text:span></text:p>
      <text:p text:style-name="l">Ses mignons pẽserẽt comment</text:p>
      <text:p text:style-name="l">ilz pourroient retirer leur sac</text:p>
      <text:p text:style-name="l">Et lors monseigneur de pennesac</text:p>
      <text:p text:style-name="l">Dist a ce baron de combraye</text:p>
      <text:p text:style-name="l">Quil se boutast biẽ tost en voye</text:p>
      <text:p text:style-name="l">Faignãt qui fust embesoigne</text:p>
      <text:p text:style-name="l">Ce seigneur vint tout reffrongne</text:p>
      <text:p text:style-name="l">vers lostesse ꝑ bon moyen</text:p>
      <text:p text:style-name="l">Et luy dist « mon cas va tresbien</text:p>
      <text:p text:style-name="l">Mon proces est ennuyt iuge</text:p>
      <text:p text:style-name="l">Bailles moy mon sac sõme toute</text:p>
      <text:p text:style-name="l">Car iay peur ꝛ <text:s/>si fais grant doute</text:p>
      <text:p text:style-name="l">Que les seigneurs soyent de partis »</text:p>
      <text:p text:style-name="l">Il print son sac « a dieu vo<text:span text:style-name="T11">9</text:span> dis</text:p>
      <text:p text:style-name="l">Ie reuiẽdray tout maintenat »</text:p>
      <text:p text:style-name="l">Il sen alla diligemment</text:p>
      <text:p text:style-name="l">Atout ses proces ꝛ <text:s/>son sac</text:p>
      <text:p text:style-name="l">Et le seigneur de pennesac</text:p>
      <text:p text:style-name="l">Et de lameson latendoient</text:p>
      <text:p text:style-name="l">Lesquelz deux seigneurs sesbatoient</text:p>
      <text:p text:style-name="l">A recuillir les torchecuz</text:p>
      <text:p text:style-name="l">Des seigneurs qui estoient ven<text:span text:style-name="T11">9</text:span></text:p>
      <text:p text:style-name="l">Aux chambres et biẽ se pensoiẽt</text:p>
      <text:p text:style-name="l">Qua quelq̃ chose seruoient</text:p>
      <text:p text:style-name="l">Ilz osterent to<text:span text:style-name="T11">9</text:span> ces proces</text:p>
      <text:p text:style-name="l">De ce sac ꝛ <text:s/>par motz expres</text:p>
      <text:p text:style-name="l">Lemplirent desditz torchecuz</text:p>
      <text:p text:style-name="l">Puys au soir quãt furent ven<text:span text:style-name="T11">9</text:span></text:p>
      <text:p text:style-name="l">A leur logis fut mys en garde</text:p>
      <text:p text:style-name="l"><text:soft-page-break/>Et pour myeulx estre en sauue garde</text:p>
      <text:p text:style-name="l">Il fut boute ꝑ grant humblesse</text:p>
      <text:p text:style-name="l">Auec les robes de lostesse</text:p>
      <text:p text:style-name="l">Qui sentoient le muguelias</text:p>
      <text:p text:style-name="l">Au soir firent grant ralias</text:p>
      <text:p text:style-name="l">Le lendemain il fut saison</text:p>
      <text:p text:style-name="l">De departir il fut saison</text:p>
      <text:p text:style-name="l"><text:span text:style-name="pb">[c1v]</text:span></text:p>
      <text:p text:style-name="l"><text:span text:style-name="pb">[folios f. b6v et f. c1r manquants?]</text:span></text:p>
      <text:p text:style-name="P1">Auoir vng morceau de fromaige</text:p>
      <text:p text:style-name="speaker">Le clerc</text:p>
      <text:p text:style-name="l">« Adonc<text:span text:style-name="typo_5f_reg"> </text:span>dit le clerc mon amy</text:p>
      <text:p text:style-name="l">Il fault compter car vous deuez</text:p>
      <text:p text:style-name="l">Tout par tout sept soubz et demy</text:p>
      <text:p text:style-name="l">Et convient que les me payes »</text:p>
      <text:p text:style-name="speaker">Le gallant</text:p>
      <text:p text:style-name="l">« Je ne scay comment les aurez</text:p>
      <text:p text:style-name="l">Dist la gallant par saint gille</text:p>
      <text:p text:style-name="l">Je vueil bien que vous le sachez</text:p>
      <text:p text:style-name="l">Je ne sache ne croix ne pile »</text:p>
      <text:p text:style-name="speaker">Le clerc</text:p>
      <text:p text:style-name="l">« Qui na argent si laisse gaige</text:p>
      <text:p text:style-name="l">Se nest que le fait droicturier</text:p>
      <text:p text:style-name="l">Uoulez vous viure dauantaige</text:p>
      <text:p text:style-name="l">Et nauez maille ne denier</text:p>
      <text:p text:style-name="l">Estes vous larron ou murdrier</text:p>
      <text:p text:style-name="l">Par dieu ains que dicy ie hobe</text:p>
      <text:p text:style-name="l">Uous me payerez pour abreger</text:p>
      <text:p text:style-name="l">Ou vous y laisserez la robe »</text:p>
      <text:p text:style-name="speaker">Le gallant</text:p>
      <text:p text:style-name="l">« Quant est dargent ie nen ay point</text:p>
      <text:p text:style-name="l">Affin de le dire tout hault</text:p>
      <text:p text:style-name="l">Comment men iray ie en pourpoint</text:p>
      <text:p text:style-name="l">Desnue comment vng marault</text:p>
      <text:p text:style-name="l">Dieu mercy ie nay pas trop chault</text:p>
      <text:p text:style-name="l">Mais sil vous plaisoit menployer</text:p>
      <text:p text:style-name="l">Je vous seruiroye sans deffault</text:p>
      <text:p text:style-name="l">Jusques a mon escot payer »</text:p>
      <text:p text:style-name="speaker">Le clerc</text:p>
      <text:p text:style-name="l">« Et comment que scauez vous faire</text:p>
      <text:p text:style-name="l">Dictes le moy tout plainement »</text:p>
      <text:p text:style-name="speaker">Le gallant</text:p>
      <text:p text:style-name="l">« Quoy toute chose necessaire</text:p>
      <text:p text:style-name="l">Point ne fault demander comment</text:p>
      <text:p text:style-name="l">Je gaige que tout maintenant</text:p>
      <text:p text:style-name="l">Que ie chanteray vng couplet</text:p>
      <text:p text:style-name="l"><text:span text:style-name="pb">[f. c2r]</text:span></text:p>
      <text:p text:style-name="l">Si hault et si cler ie me vante</text:p>
      <text:p text:style-name="l">Que vous direz ce la me plaist »</text:p>
      <text:p text:style-name="speaker"><text:soft-page-break/>Lacteur</text:p>
      <text:p text:style-name="l">Lors le varlet voyant cecy</text:p>
      <text:p text:style-name="l">Fut content de ceste gageure</text:p>
      <text:p text:style-name="l">Et pensa a luy mesme ainsy</text:p>
      <text:p text:style-name="l">Quil attendroit ceste aduenture</text:p>
      <text:p text:style-name="l">Et sil chantoit bien dauenture</text:p>
      <text:p text:style-name="l">Il luy diroit pour tous bebas</text:p>
      <text:p text:style-name="l">Quil payast lescot bonne alleure</text:p>
      <text:p text:style-name="l">Car son chant ne luy plaisoit pas</text:p>
      <text:p text:style-name="l">£</text:p>
      <text:p text:style-name="l">Lacord fut dit lacord fut fait</text:p>
      <text:p text:style-name="l">Deuant tous non pas en derriere</text:p>
      <text:p text:style-name="l">Lors le gallant tira de fait</text:p>
      <text:p text:style-name="l">De dedens sa gibeciere</text:p>
      <text:p text:style-name="l">Une bource dargent legiere</text:p>
      <text:p text:style-name="l">Qui estoit plaine de mereaulx</text:p>
      <text:p text:style-name="l">Et chanta par bonne maniere</text:p>
      <text:p text:style-name="l">Haultement ses motz nouueaulx</text:p>
      <text:p text:style-name="l">£</text:p>
      <text:p text:style-name="l">De sa bource dessus la table</text:p>
      <text:p text:style-name="l">Frappa affin que ie le note</text:p>
      <text:p text:style-name="l">Et comme chose conuenable</text:p>
      <text:p text:style-name="l">Chanta ainsy a haulte note</text:p>
      <text:p text:style-name="l">« Il fault payer tõ hoste tõ hoste ton hoste »</text:p>
      <text:p text:style-name="l">Tout au long chanta ce couplet</text:p>
      <text:p text:style-name="l">Le varlet estant coste a coste</text:p>
      <text:p text:style-name="l">Respondit « cela bien me plaist »</text:p>
      <text:p text:style-name="l">£</text:p>
      <text:p text:style-name="l">Touteffoys il natendoit pas</text:p>
      <text:p text:style-name="l">Quil ne fut de lescot paye</text:p>
      <text:p text:style-name="l">Parquoy il failloit sur ce pas</text:p>
      <text:p text:style-name="l">De son sens il fut desuoye</text:p>
      <text:p text:style-name="l">Et deuant tous fut notifie</text:p>
      <text:p text:style-name="l">Quil estoit gentil compaignon</text:p>
      <text:p text:style-name="l">Et quil auoit par son traicte</text:p>
      <text:p text:style-name="l">Bien disne pour vne chanson</text:p>
      <text:p text:style-name="l"><text:span text:style-name="pb">[f. c2v]</text:span></text:p>
      <text:p text:style-name="l">Cest bien disne quant on eschappe</text:p>
      <text:p text:style-name="l">Sans debourcer pas vng denier</text:p>
      <text:p text:style-name="l">Et dire a dieu au tauernier</text:p>
      <text:p text:style-name="l">En torchant son nez a la nappe</text:p>
      <text:p text:style-name="titre2">La repeue<text:line-break/>du peletier</text:p>
      <text:p text:style-name="l">Ung iour aduint qun peletier</text:p>
      <text:p text:style-name="l">Espousa vne belle femme</text:p>
      <text:p text:style-name="l">Qui appetoit le bas mestier</text:p>
      <text:p text:style-name="l">En faisant recorder sa game</text:p>
      <text:p text:style-name="l">Ce peletier sans penser blasme</text:p>
      <text:p text:style-name="l">Ne sen soucioit qun petit.</text:p>
      <text:p text:style-name="l">Mieulx aymoit de vin vne drame</text:p>
      <text:p text:style-name="l">Que coucher dedens vng beau lit</text:p>
      <text:p text:style-name="l"><text:soft-page-break/>Ung cure voyant cest affaire</text:p>
      <text:p text:style-name="l">De la femme fut amoureux</text:p>
      <text:p text:style-name="l">Et pensa qua son presbitaire</text:p>
      <text:p text:style-name="l">Il meneroit ce maistre gueux</text:p>
      <text:p text:style-name="l">Il sen vint a luy tout ioyeux</text:p>
      <text:p text:style-name="l">A celle fin de le tromper</text:p>
      <text:p text:style-name="l">En disant « mon voisin ie veulx</text:p>
      <text:p text:style-name="l">Vous donner ennuyt a soupper »</text:p>
      <text:p text:style-name="l">£</text:p>
      <text:p text:style-name="l">Le pelletier en fut content</text:p>
      <text:p text:style-name="l">Car il ne vouloit que repaistre</text:p>
      <text:p text:style-name="l">Et alla tout incontinent</text:p>
      <text:p text:style-name="l">Faire grant chiere auec le prestre</text:p>
      <text:p text:style-name="l">Qui luy ioua dun tour de maistre</text:p>
      <text:p text:style-name="l">Disant « ma robe est deffourree</text:p>
      <text:p text:style-name="l">Il vous y conuient la main mettre</text:p>
      <text:p text:style-name="l">Affin quelle soit refourree »</text:p>
      <text:p text:style-name="l">£</text:p>
      <text:p text:style-name="l">« Et bien (se dist le pelletier)</text:p>
      <text:p text:style-name="l">Monseigneur ien suis bien content</text:p>
      <text:p text:style-name="l">Mais que vous men vueilles payer</text:p>
      <text:p text:style-name="l">Je suis tout vostre seurement »</text:p>
      <text:p text:style-name="l">Ilz firent leur appointement</text:p>
      <text:p text:style-name="l">Quil auroit pour tout inuentoire</text:p>
      <text:p text:style-name="l"><text:span text:style-name="pb">[f. c3r]</text:span></text:p>
      <text:p text:style-name="l">Dix soubz tournois entierement</text:p>
      <text:p text:style-name="l">Et du vin largement pour boyre</text:p>
      <text:p text:style-name="l">£</text:p>
      <text:p text:style-name="l">Pourueu quil la despecheroit</text:p>
      <text:p text:style-name="l">Car il luy estoit necessaire</text:p>
      <text:p text:style-name="l">Et que toute nuyt veilleroit</text:p>
      <text:p text:style-name="l">Auec son clerc au presbitaire</text:p>
      <text:p text:style-name="l">Il fut content de cest affaire</text:p>
      <text:p text:style-name="l">Mais le cure les enferma</text:p>
      <text:p text:style-name="l">Soubz la clef sans grant noyse faire</text:p>
      <text:p text:style-name="l">Puis hors la maison sen alla</text:p>
      <text:p text:style-name="l">£</text:p>
      <text:p text:style-name="l">Le cure vint en la maison</text:p>
      <text:p text:style-name="l">Du pelletier par ses sornettes</text:p>
      <text:p text:style-name="l">Et trouua si bonne achoison</text:p>
      <text:p text:style-name="l">Quil fist tresbien ses besongnettes</text:p>
      <text:p text:style-name="l">Ilz firent cent mille chosettes</text:p>
      <text:p text:style-name="l">Car ainsy comme il me semble</text:p>
      <text:p text:style-name="l">£</text:p>
      <text:p text:style-name="l">Ce fourreur pour la repeue franche</text:p>
      <text:p text:style-name="l">Fut fait coqu bien fermement</text:p>
      <text:p text:style-name="l">Et luy chargea la dame blanche</text:p>
      <text:p text:style-name="l">Quil luy retournast hardiment</text:p>
      <text:p text:style-name="l">Et que par son sainct sacrement</text:p>
      <text:p text:style-name="l">Jamais nul iour ne loublira</text:p>
      <text:p text:style-name="l">Mais luy fera hebergement</text:p>
      <text:p text:style-name="l">Toutes les foys quil luy plaira</text:p>
      <text:p text:style-name="l"><text:soft-page-break/>£</text:p>
      <text:p text:style-name="l">Et pourtant donne soy de garde</text:p>
      <text:p text:style-name="l">Chascun qui aura belle femme</text:p>
      <text:p text:style-name="l">Quon ne luy ioue de telle aubade</text:p>
      <text:p text:style-name="l">Pour la repeue cest grant diffame</text:p>
      <text:p text:style-name="l">Quant il est sceu ce nest que blasme</text:p>
      <text:p text:style-name="l">Et reproche au temps aduenir</text:p>
      <text:p text:style-name="l">Dela des repeues la grant gaigne</text:p>
      <text:p text:style-name="l">Pourtant ayes en souuenir</text:p>
      <text:p text:style-name="titre2">La repeue franche des<text:line-break/>gallans sans soucy</text:p>
      <text:p text:style-name="l"><text:span text:style-name="pb">[f. c3v]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Ilz se bo<text:span text:style-name="typo_5f_orig">n</text:span><text:span text:style-name="typo_5f_reg">u</text:span>terent cest le cas</text:p>
      <text:p text:style-name="l">A <text:span text:style-name="typo_5f_orig">s</text:span><text:span text:style-name="typo_5f_reg">l</text:span>enseigne du plat destain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Dist vng gallant de plaine sourc<text:span text:style-name="typo_5f_orig">t</text:span><text:span text:style-name="typo_5f_reg">e</text:span>e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Le premier q̃l empoigneroit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[f. c4r]</text:span></text:p>
      <text:p text:style-name="l"><text:soft-page-break/>Je suis content que par compas</text:p>
      <text:p text:style-name="l">Tout maintenant bande ie soye</text:p>
      <text:p text:style-name="l">Les gallans en eurent grant ioye</text:p>
      <text:p text:style-name="l"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« ie vous ay attrappe</text:p>
      <text:p text:style-name="l">Il faut que vous payes lescot</text:p>
      <text:p text:style-name="l">Ou que vous laissez la robe »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[f. c4v]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l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<text:soft-page-break/>Et sen allerent tous ioyeulx</text:p>
      <text:p text:style-name="l">Les mygnons torchant leur visaige</text:p>
      <text:p text:style-name="l">Qui auoient disne dauantaige</text:p>
      <text:p text:style-name="l"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l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[f. c5r]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<text:soft-page-break/>Les pourroient destoc ou de hanche</text:p>
      <text:p text:style-name="l">Car ilz vouloient ce soyr soupper</text:p>
      <text:p text:style-name="l">Et auoir vne repeue franche</text:p>
      <text:p text:style-name="l"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[f. c5v]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« 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l">Gettez seront en la riuiere »</text:p>
      <text:p text:style-name="l">£</text:p>
      <text:p text:style-name="l">Lun des gallans pour abreger</text:p>
      <text:p text:style-name="l">Respondit « 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 »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[f. c6r]</text:span></text:p>
      <text:p text:style-name="l"><text:soft-page-break/>Et laisserent pain vin viande</text:p>
      <text:p text:style-name="l">Criant saint iehan et saint mathieu</text:p>
      <text:p text:style-name="l">A qui ilz faisoient leur offrende</text:p>
      <text:p text:style-name="l"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l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 fo:padding-left="0.199cm" fo:padding-right="0.199cm" fo:padding-top="0.101cm" fo:padding-bottom="0.101cm" fo:border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style:paragraph-properties fo:text-align="center" style:justify-single-word="false" fo:hyphenation-ladder-count="no-limit" fo:background-color="transparent" fo:padding="0.101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style:paragraph-properties fo:background-color="transparent" fo:padding="0.101cm" fo:border="none"/>
      <style:text-properties style:use-window-font-color="true" fo:font-weight="bold" fo:background-color="transparent"/>
    </style:style>
    <style:style style:name="titre3" style:family="paragraph">
      <style:paragraph-properties fo:background-color="transparent" fo:padding="0.049cm" fo:border="none"/>
      <style:text-properties style:use-window-font-color="true" fo:font-weight="bold"/>
    </style:style>
    <style:style style:name="titre1" style:family="paragraph">
      <style:paragraph-properties fo:padding="0.049cm" fo:border="none"/>
      <style:text-properties fo:font-size="14pt" fo:font-weight="bold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style:use-window-font-color="true" fo:font-weight="bold" fo:background-color="#ff0000"/>
    </style:style>
    <style:style style:name="typo_5f_orig" style:display-name="typo_orig" style:family="text">
      <style:text-properties style:use-window-font-color="true" fo:font-weight="bold" fo:background-color="#ffbf00"/>
    </style:style>
    <style:style style:name="pc" style:family="text">
      <style:text-properties style:use-window-font-color="true" fo:font-weight="bold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8-30T14:06:45.392381918</dc:date>
    <meta:editing-duration>PT6H58M45S</meta:editing-duration>
    <meta:editing-cycles>74</meta:editing-cycles>
    <meta:generator>LibreOffice/6.2.5.2$MacOSX_X86_64 LibreOffice_project/1ec314fa52f458adc18c4f025c545a4e8b22c159</meta:generator>
    <meta:document-statistic meta:table-count="0" meta:image-count="0" meta:object-count="0" meta:page-count="25" meta:paragraph-count="1249" meta:word-count="6336" meta:character-count="33553" meta:non-whitespace-character-count="28441"/>
  </office:meta>
</office:document-meta>
</file>